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UZMAN HERRERA, RINA RU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81668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446410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GUZMAN HERRERA, RINA RUTH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481668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1446410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5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5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5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0/07/2021</text:p>
          </table:table-cell>
          <table:table-cell table:style-name="Tabla2.A3" office:value-type="string">
            <text:p text:style-name="P16">7041347</text:p>
          </table:table-cell>
          <table:table-cell table:style-name="Tabla2.D3" office:value-type="string">
            <text:p text:style-name="P17">25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00:00:2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